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66cm" draw:z-index="0"><draw:image xlink:href="../../odt/images/304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ереключающий контакт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17cm" svg:height="1.75cm" draw:z-index="0"><draw:image xlink:href="../../odt/images/304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переключения</text:span> входных контактов в зависимости от значения на <text:span text:style-name="T8">управляющей обмотке реле:</text:span></text:p>
            <text:p text:style-name="P4"><draw:frame draw:style-name="fr3" draw:name="Объект1" text:anchor-type="as-char" svg:width="6.609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 – выходной сигнал блока, <text:s/></text:span><text:span text:style-name="T7"><draw:frame draw:style-name="fr3" draw:name="Объект3" text:anchor-type="as-char" svg:width="1.75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значение (состояние) реле, <text:s/></text:span><text:span text:style-name="T7"><draw:frame draw:style-name="fr3" draw:name="Объект5" text:anchor-type="as-char" svg:width="2.69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ходные сигналы блока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ключение контактов реализовано при помощи блока </text:span><text:span text:style-name="T4">Ключ-3</text:span><text:span text:style-name="T2">,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</text:span></text:p>
            <text:p text:style-name="Text_20_body"><text:span text:style-name="T1">Свойства</text:span>:</text:p>
            <text:list xml:id="list4190751901781421392" text:style-name="L1">
              <text:list-item>
                <text:p text:style-name="P5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ключающий контакт реле</dc:title>
    <dc:date>2012-03-30T16:31:38.90</dc:date>
    <meta:generator>OpenOffice_Beta/4.1.0$Win32 OpenOffice.org_project/410m14$Build-9760</meta:generator>
    <meta:editing-duration>PT2H18M48S</meta:editing-duration>
    <meta:editing-cycles>124</meta:editing-cycles>
    <meta:document-statistic meta:table-count="1" meta:image-count="2" meta:object-count="4" meta:page-count="1" meta:paragraph-count="12" meta:word-count="88" meta:character-count="61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u_1(t), ~ если x_relais(t)=0; #
alignl u_2(t), ~ если x_relais(t)=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